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722in" fo:margin-left="0.1813in" fo:margin-right="0.1715in" table:align="margins" style:writing-mode="lr-tb"/>
    </style:style>
    <style:style style:name="Table1.A" style:family="table-column">
      <style:table-column-properties style:column-width="3.8854in" style:rel-column-width="38743*"/>
    </style:style>
    <style:style style:name="Table1.B" style:family="table-column">
      <style:table-column-properties style:column-width="2.6868in" style:rel-column-width="26792*"/>
    </style:style>
    <style:style style:name="Table1.1" style:family="table-row">
      <style:table-row-properties style:min-row-height="0.2813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keep-together="true" fo:keep-together="auto"/>
    </style:style>
    <style:style style:name="Table1.3" style:family="table-row">
      <style:table-row-properties style:keep-together="true" fo:keep-together="auto"/>
    </style:style>
    <style:style style:name="Table1.4" style:family="table-row">
      <style:table-row-properties style:keep-together="true" fo:keep-together="auto"/>
    </style:style>
    <style:style style:name="Table1.5" style:family="table-row">
      <style:table-row-properties style:keep-together="true" fo:keep-together="auto"/>
    </style:style>
    <style:style style:name="Table2" style:family="table">
      <style:table-properties style:width="6.6035in" fo:margin-left="0.15in" fo:margin-right="0.1715in" table:align="margins" style:writing-mode="lr-tb"/>
    </style:style>
    <style:style style:name="Table2.A" style:family="table-column">
      <style:table-column-properties style:column-width="2.8542in" style:rel-column-width="28325*"/>
    </style:style>
    <style:style style:name="Table2.B" style:family="table-column">
      <style:table-column-properties style:column-width="3.7493in" style:rel-column-width="37210*"/>
    </style:style>
    <style:style style:name="Table2.1" style:family="table-row">
      <style:table-row-properties style:min-row-height="0.2326in"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keep-together="true" fo:keep-together="auto"/>
    </style:style>
    <style:style style:name="Table2.4" style:family="table-row">
      <style:table-row-properties style:min-row-height="0.334in" style:keep-together="true" fo:keep-together="auto"/>
    </style:style>
    <style:style style:name="Table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6.5931in" fo:margin-left="0.1604in" fo:margin-right="0.1715in" table:align="margins" style:writing-mode="lr-tb"/>
    </style:style>
    <style:style style:name="Table3.A" style:family="table-column">
      <style:table-column-properties style:column-width="6.5931in" style:rel-column-width="65535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6035in" fo:margin-left="0.15in" fo:margin-right="0.1715in" table:align="margins" style:writing-mode="lr-tb"/>
    </style:style>
    <style:style style:name="Table4.A" style:family="table-column">
      <style:table-column-properties style:column-width="6.6035in" style:rel-column-width="65535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5931in" fo:margin-left="0.1604in" fo:margin-right="0.1715in" fo:break-before="auto" fo:break-after="auto" table:align="margins" style:may-break-between-rows="true" style:writing-mode="lr-tb"/>
    </style:style>
    <style:style style:name="Table5.A" style:family="table-column">
      <style:table-column-properties style:column-width="6.5931in" style:rel-column-width="65535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.2" style:family="table-row">
      <style:table-row-properties style:min-row-height="0.1132in" style:keep-together="true" fo:keep-together="auto"/>
    </style:style>
    <style:style style:name="Table5.A6" style:family="table-cell">
      <style:table-cell-properties style:vertical-align="top"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UC_5f_NormalAzul">
      <style:paragraph-properties style:snap-to-layout-grid="false"/>
      <style:text-properties fo:color="#2323dc" style:font-name="Times New Roman" fo:language="es" fo:country="ES" fo:font-weight="bold" style:font-weight-asian="bold" style:font-weight-complex="bold"/>
    </style:style>
    <style:style style:name="P4" style:family="paragraph" style:parent-style-name="UC_5f_NormalAzul">
      <style:paragraph-properties style:snap-to-layout-grid="false"/>
      <style:text-properties fo:color="#2323dc" style:font-name="Times New Roman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style:snap-to-layout-grid="false"/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style:snap-to-layout-grid="false"/>
      <style:text-properties fo:color="#000000" style:font-name="Times New Roman" fo:font-weight="bold" style:font-weight-asian="bold" style:font-weight-complex="bold"/>
    </style:style>
    <style:style style:name="P10" style:family="paragraph" style:parent-style-name="Standard">
      <style:paragraph-properties style:snap-to-layout-grid="false"/>
      <style:text-properties fo:color="#000000" style:font-name="Times New Roman"/>
    </style:style>
    <style:style style:name="P11" style:family="paragraph" style:parent-style-name="Standard">
      <style:paragraph-properties style:snap-to-layout-grid="false"/>
      <style:text-properties fo:color="#000000" fo:language="es" fo:country="ES" fo:font-style="italic" style:font-style-asian="italic" style:language-complex="ar" style:country-complex="SA" style:font-weight-complex="bold"/>
    </style:style>
    <style:style style:name="P12" style:family="paragraph" style:parent-style-name="Standard">
      <style:paragraph-properties fo:margin-left="0in" fo:margin-right="0in" fo:text-indent="0in" style:auto-text-indent="false" style:snap-to-layout-grid="false"/>
    </style:style>
    <style:style style:name="P13" style:family="paragraph" style:parent-style-name="UC_5f_NormalAzul" style:list-style-name="WW8Num8">
      <style:paragraph-properties fo:margin-left="0in" fo:margin-right="0in" fo:text-indent="0in" style:auto-text-indent="false" style:snap-to-layout-grid="false"/>
      <style:text-properties fo:color="#000000" style:font-name="Times New Roman" fo:font-weight="bold" style:font-weight-asian="bold" style:font-weight-complex="bold"/>
    </style:style>
    <style:style style:name="P14" style:family="paragraph" style:parent-style-name="UC_5f_NormalAzul" style:list-style-name="WW8Num8">
      <style:paragraph-properties fo:margin-left="0in" fo:margin-right="0in" fo:text-indent="0in" style:auto-text-indent="false" style:snap-to-layout-grid="false"/>
      <style:text-properties fo:color="#000000" style:font-name="Times New Roman" fo:font-weight="normal" style:font-weight-asian="normal" style:font-weight-complex="normal"/>
    </style:style>
    <style:style style:name="P15" style:family="paragraph" style:parent-style-name="UC_5f_NormalAzul" style:list-style-name="WW8Num8">
      <style:paragraph-properties fo:margin-left="0in" fo:margin-right="0in" fo:text-indent="0in" style:auto-text-indent="false" style:snap-to-layout-grid="false"/>
      <style:text-properties fo:color="#000000" style:font-name="Times New Roman"/>
    </style:style>
    <style:style style:name="P16" style:family="paragraph" style:parent-style-name="UC_5f_NormalAzul" style:list-style-name="WW8Num8">
      <style:paragraph-properties fo:margin-left="0in" fo:margin-right="0in" fo:text-indent="0in" style:auto-text-indent="false" style:snap-to-layout-grid="false"/>
      <style:text-properties fo:color="#000000"/>
    </style:style>
    <style:style style:name="P17" style:family="paragraph" style:parent-style-name="UC_5f_NormalAzul" style:list-style-name="WW8Num8">
      <style:paragraph-properties fo:margin-left="0in" fo:margin-right="0in" fo:text-indent="0in" style:auto-text-indent="false" style:snap-to-layout-grid="false"/>
      <style:text-properties fo:color="#0000ff" style:font-name="Times New Roman" fo:language="es" fo:country="ES" fo:font-weight="bold" style:font-weight-asian="bold" style:font-weight-complex="bold"/>
    </style:style>
    <style:style style:name="P18" style:family="paragraph" style:parent-style-name="Standard" style:master-page-name="Standard">
      <style:paragraph-properties style:page-number="auto"/>
      <style:text-properties style:font-name="Book Antiqua"/>
    </style:style>
    <style:style style:name="P19" style:family="paragraph" style:parent-style-name="Standard" style:list-style-name="L1">
      <style:paragraph-properties style:snap-to-layout-grid="false"/>
    </style:style>
    <style:style style:name="P20" style:family="paragraph" style:parent-style-name="Standard" style:list-style-name="L2">
      <style:paragraph-properties style:snap-to-layout-grid="false"/>
    </style:style>
    <style:style style:name="P21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/>
    </style:style>
    <style:style style:name="P22" style:family="paragraph" style:parent-style-name="Standard" style:list-style-name="L2">
      <style:paragraph-properties style:snap-to-layout-grid="false"/>
      <style:text-properties style:font-name="Times New Roman"/>
    </style:style>
    <style:style style:name="P23" style:family="paragraph" style:parent-style-name="Standard" style:list-style-name="WW8Num8">
      <style:paragraph-properties fo:margin-left="0in" fo:margin-right="0in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weight="bold" style:font-weight-asian="bold"/>
    </style:style>
    <style:style style:name="T4" style:family="text">
      <style:text-properties fo:color="#000000"/>
    </style:style>
    <style:style style:name="T5" style:family="text">
      <style:text-properties fo:color="#000000" style:font-name="Times New Roman"/>
    </style:style>
    <style:style style:name="T6" style:family="text">
      <style:text-properties fo:color="#000000" style:font-name="Times New Roman" fo:font-weight="bold" style:font-weight-asian="bold"/>
    </style:style>
    <style:style style:name="T7" style:family="text">
      <style:text-properties fo:color="#000000" style:font-name="Times New Roman" fo:font-weight="normal" style:font-weight-asian="normal" style:font-weight-complex="normal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ff" fo:font-weight="bold" style:font-weight-asian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s" fo:country="ES"/>
    </style:style>
    <style:style style:name="T13" style:family="text">
      <style:text-properties fo:language="es" fo:country="ES" fo:font-weight="bold" style:font-weight-asian="bold" style:font-weight-complex="bold"/>
    </style:style>
    <style:style style:name="T14" style:family="text">
      <style:text-properties fo:color="#2323dc" style:font-name="Times New Roman" fo:language="en" fo:country="US" fo:font-weight="bold" style:font-weight-asian="bold" style:font-weight-complex="bold"/>
    </style:style>
    <style:style style:name="T15" style:family="text">
      <style:text-properties fo:color="#2323dc" fo:language="es" fo:country="ES" fo:font-weight="bold" style:font-weight-asian="bold" style:font-weight-complex="bold"/>
    </style:style>
    <style:style style:name="T16" style:family="text">
      <style:text-properties fo:color="#2323dc" fo:language="es" fo:country="ES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color="#2323dc" fo:font-weight="bold" style:font-weight-asian="bold" style:font-weight-complex="bold"/>
    </style:style>
    <style:style style:name="T18" style:family="text">
      <style:text-properties style:use-window-font-color="true" fo:language="es" fo:country="ES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1">Nombre del Caso de U</text:span><text:span text:style-name="T8">so: </text:span><text:span text:style-name="UC_5f_NormalAzul_20_Car"><text:span text:style-name="T7">Módulo de Gestión de Cambios.</text:span></text:span></text:p>
          </table:table-cell>
          <table:table-cell table:style-name="Table1.B1" office:value-type="string">
            <text:p text:style-name="P5"><text:span text:style-name="T1">Nro. de Caso de Uso:</text:span> <text:span text:style-name="T17">SGC-GDC</text:span></text:p>
          </table:table-cell>
        </table:table-row>
        <table:table-row table:style-name="Table1.2">
          <table:table-cell table:style-name="Table1.B1" table:number-columns-spanned="2" office:value-type="string">
            <text:p text:style-name="P5"><text:span text:style-name="T1">Actor Principal:</text:span><text:span text:style-name="T4"> </text:span><text:span text:style-name="UC_5f_NormalAzul_20_Car"><text:span text:style-name="T5">Usuario.</text:span></text:span></text:p>
          </table:table-cell>
          <table:covered-table-cell/>
        </table:table-row>
        <table:table-row table:style-name="Table1.3">
          <table:table-cell table:style-name="Table1.B1" table:number-columns-spanned="2" office:value-type="string">
            <text:p text:style-name="P5"><text:span text:style-name="T8">Objetivo:</text:span><text:span text:style-name="T4"> Acceder a las opciones desplegadas por la interfaz del módulo de gestión de cambios.</text:span></text:p>
          </table:table-cell>
          <table:covered-table-cell/>
        </table:table-row>
        <table:table-row table:style-name="Table1.4">
          <table:table-cell table:style-name="Table1.B1" table:number-columns-spanned="2" office:value-type="string">
            <text:p text:style-name="P5"><text:span text:style-name="T8">Pre-condiciones:</text:span><text:span text:style-name="T4"> </text:span><text:span text:style-name="UC_5f_NormalAzul_20_Car"><text:span text:style-name="T5">El usuario debe haber iniciado sesión.</text:span></text:span></text:p>
          </table:table-cell>
          <table:covered-table-cell/>
        </table:table-row>
        <table:table-row table:style-name="Table1.5">
          <table:table-cell table:style-name="Table1.B1" table:number-columns-spanned="2" office:value-type="string">
            <text:p text:style-name="P5"><text:span text:style-name="T1">Post- Condiciones: </text:span><text:span text:style-name="T9">El usuario selecciona una de las opciones del módulo de gestión de cambio.</text:span></text:p>
          </table:table-cell>
          <table:covered-table-cell/>
        </table:table-row>
      </table:table>
      <text:p text:style-name="P6"/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"><text:span text:style-name="T6">CURSO NORMAL (Camino Exitoso)</text:span><text:span text:style-name="T3"> </text:span></text:p>
            <text:p text:style-name="P6"/>
          </table:table-cell>
          <table:covered-table-cell/>
        </table:table-row>
        <table:table-row table:style-name="Table2.1">
          <table:table-cell table:style-name="Table2.A2" office:value-type="string">
            <text:p text:style-name="P7">Usuario</text:p>
          </table:table-cell>
          <table:table-cell table:style-name="Table2.A1" office:value-type="string">
            <text:p text:style-name="P7">Sistema</text:p>
          </table:table-cell>
        </table:table-row>
        <table:table-row table:style-name="Table2.3">
          <table:table-cell table:style-name="Table2.A2" office:value-type="string">
            <text:p text:style-name="P5"/>
          </table:table-cell>
          <table:table-cell table:style-name="Table2.A1" office:value-type="string">
            <text:list xml:id="list28597632" text:style-name="L1">
              <text:list-item>
                <text:p text:style-name="P19">Se despliega la interfaz “Módulo de Gestión de Cambios” con las opciones:</text:p>
                <text:p text:style-name="P19">“Administración de líneas bases”,</text:p>
                <text:p text:style-name="P19">“Solicitud de cambio”.</text:p>
              </text:list-item>
            </text:list>
            <text:p text:style-name="P12"/>
          </table:table-cell>
        </table:table-row>
        <table:table-row table:style-name="Table2.4">
          <table:table-cell table:style-name="Table2.A2" office:value-type="string">
            <text:list xml:id="list28607812" text:style-name="L2">
              <text:list-item>
                <text:p text:style-name="P21">Selecciona oprimiendo uno de los botones alternativos:</text:p>
                <text:p text:style-name="P20">“Administración de líneas bases”,</text:p>
                <text:p text:style-name="P21">“Solicitud de cambio”.</text:p>
              </text:list-item>
            </text:list>
          </table:table-cell>
          <table:table-cell table:style-name="Table2.A1" office:value-type="string">
            <text:p text:style-name="P5"/>
          </table:table-cell>
        </table:table-row>
        <table:table-row table:style-name="Table2.4">
          <table:table-cell table:style-name="Table2.A5" office:value-type="string">
            <text:p text:style-name="P10"/>
            <text:p text:style-name="P9"/>
          </table:table-cell>
          <table:table-cell table:style-name="Table2.B5" office:value-type="string">
            <text:list xml:id="list28597950" text:continue-numbering="true" text:style-name="L2">
              <text:list-item>
                <text:p text:style-name="P22">Despliega la interfaz de la opción seleccionada.</text:p>
              </text:list-item>
            </text:list>
          </table:table-cell>
        </table:table-row>
      </table:table>
      <text:p text:style-name="P8"/>
      <text:p text:style-name="P8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ALTERNATIVAS (Camino exitoso)</text:p>
          </table:table-cell>
        </table:table-row>
        <table:table-row table:style-name="Table3.1">
          <table:table-cell table:style-name="Table3.A1" office:value-type="string">
            <text:list xml:id="list28612926" text:style-name="WW8Num8">
              <text:list-header>
                <text:p text:style-name="P13">A1. Cancelar</text:p>
                <text:p text:style-name="P14">En el paso 2, el usuario oprime el botón “Cancelar”, no se realizará ninguna acción y se volverá a la interfaz anterior.</text:p>
                <text:p text:style-name="P13"/>
                <text:p text:style-name="P15"><text:span text:style-name="T2">A2. Administración de líneas bases</text:span><text:line-break/>En el paso 2, el usuario oprime el botón “Administración de líneas bases”. (ir a Caso de uso <text:span text:style-name="T15">SGC-GDC-01</text:span><text:span text:style-name="T18">).</text:span></text:p>
                <text:list>
                  <text:list-header>
                    <text:p text:style-name="P17"/>
                  </text:list-header>
                </text:list>
                <text:p text:style-name="P23"><text:span text:style-name="T2">A2. Solicitud de cambio</text:span><text:line-break/><text:span text:style-name="T12">En el paso 2, el usuario oprime el botón “Solicitud de cambio”. (ir a Caso de uso </text:span><text:span text:style-name="T16">SGC-GDC-02</text:span><text:span text:style-name="T12">).</text:span></text:p>
                <text:list text:continue-numbering="true">
                  <text:list-header>
                    <text:p text:style-name="P16"/>
                  </text:list-header>
                </text:list>
              </text:list-header>
            </text:list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EXCEPCIONES</text:p>
          </table:table-cell>
        </table:table-row>
        <table:table-row table:style-name="Table4.1">
          <table:table-cell table:style-name="Table4.A1" office:value-type="string">
            <text:p text:style-name="P11">2.1-Err<text:span text:style-name="T9">or de conexión con la base de datos. Se redirige al Caso de Uso Sistema Gestor de Cambios (ir al Caso de Uso </text:span><text:span text:style-name="T10">SGC</text:span><text:span text:style-name="T9">).</text:span>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>Asociaciones de Extensión:</text:p>
            <text:p text:style-name="P3">SGC-GDC-01</text:p>
            <text:p text:style-name="P4"><text:span text:style-name="T13">SGC-GDC-</text:span><text:span text:style-name="T11">0</text:span><text:span text:style-name="T13">2</text:span></text:p>
          </table:table-cell>
        </table:table-row>
        <table:table-row table:style-name="Table5.2">
          <table:table-cell table:style-name="Table5.A1" office:value-type="string">
            <text:p text:style-name="P5">Asociaciones de Inclusión: </text:p>
          </table:table-cell>
        </table:table-row>
        <table:table-row table:style-name="Table5.1">
          <table:table-cell table:style-name="Table5.A1" office:value-type="string">
            <text:p text:style-name="P5">Casos de Uso donde se incluye: </text:p>
          </table:table-cell>
        </table:table-row>
        <table:table-row table:style-name="Table5.1">
          <table:table-cell table:style-name="Table5.A1" office:value-type="string">
            <text:p text:style-name="P5">Casos de Uso al que extiende: <text:span text:style-name="T14">SGC</text:span></text:p>
          </table:table-cell>
        </table:table-row>
        <table:table-row table:style-name="Table5.1">
          <table:table-cell table:style-name="Table5.A1" office:value-type="string">
            <text:p text:style-name="P5">Caso de Uso de Generalización: </text:p>
          </table:table-cell>
        </table:table-row>
        <table:table-row table:style-name="Table5.1">
          <table:table-cell table:style-name="Table5.A6" office:value-type="string">
            <text:p text:style-name="P5">Requerimientos Funcionales Asociados: <text:span text:style-name="T17">RF-100</text:span>, <text:span text:style-name="T17">RF-109</text:span>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size="16pt" fo:language="es" fo:country="ES" fo:font-weight="bold" style:letter-kerning="true" style:font-size-asian="16pt" style:font-weight-asian="bold" style:font-name-complex="Arial" style:font-size-complex="16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31</meta:editing-cycles>
    <meta:editing-duration>PT50M45S</meta:editing-duration>
    <dc:date>2014-03-17T08:45:40.36</dc:date>
    <meta:generator>LibreOffice/3.5$Windows_x86 LibreOffice_project/7e68ba2-a744ebf-1f241b7-c506db1-7d53735</meta:generator>
    <meta:document-statistic meta:table-count="5" meta:image-count="0" meta:object-count="0" meta:page-count="2" meta:paragraph-count="31" meta:word-count="234" meta:character-count="1280" meta:non-whitespace-character-count="1251"/>
  </office:meta>
</office:document-meta>
</file>